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Arrowheads_20_1" svg:stroke-opacity="100%" draw:fill-color="#ffffff" draw:opacity-name="Transparency_20_1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heads_20_1" draw:fill="solid" draw:fill-color="#66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marker-start="Arrowheads_20_1" draw:fill-color="#66ffff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967cm" draw:shadow="visible"/>
    </style:style>
    <style:style style:name="gr6" style:family="graphic" style:parent-style-name="standard">
      <style:graphic-properties draw:marker-start="Arrowheads_20_1" draw:fill-color="#66ffff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marker-start="Arrowheads_20_1" draw:fill-color="#66ffff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433cm" draw:shadow="visible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684cm" draw:shadow="hidden"/>
    </style:style>
    <style:style style:name="gr10" style:family="graphic" style:parent-style-name="standard">
      <style:graphic-properties draw:marker-start="Arrowheads_20_1" svg:stroke-opacity="100%" draw:fill="solid" draw:fill-color="#ffffff" draw:opacity="100%" draw:opacity-name="Transparency_20_1" draw:textarea-horizontal-align="justify" draw:textarea-vertical-align="middle" draw:auto-grow-height="false" draw:shadow="hidden" draw:shadow-opacity="100%"/>
    </style:style>
    <style:style style:name="gr11" style:family="graphic" style:parent-style-name="standard">
      <style:graphic-properties draw:marker-start="Arrowheads_20_1" svg:stroke-opacity="100%" draw:fill-color="#66ffff" draw:textarea-horizontal-align="justify" draw:textarea-vertical-align="middle" draw:auto-grow-height="false" draw:shadow="hidden"/>
    </style:style>
    <style:style style:name="gr12" style:family="graphic" style:parent-style-name="objectwithoutfill">
      <style:graphic-properties svg:stroke-width="0.018cm" svg:stroke-color="#6666ff" draw:marker-start="Arrow" draw:marker-start-width="0.142cm" draw:marker-end="Arrow" draw:marker-end-width="0.142cm" draw:fill="none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53cm" draw:marker-start="Arrow" draw:marker-start-width="0.194cm" draw:marker-end="Arrow" draw:marker-end-width="0.194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433cm" draw:shadow="hidden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stroke="dash" draw:stroke-dash="Fine_20_Dashed" svg:stroke-color="#000000" svg:stroke-opacity="100%" draw:fill-color="#ffffff" draw:opacity="0%" draw:textarea-horizontal-align="justify" draw:textarea-vertical-align="top" draw:auto-grow-height="false"/>
    </style:style>
    <style:style style:name="gr17" style:family="graphic" style:parent-style-name="objectwithoutfill">
      <style:graphic-properties draw:marker-end="Symmetric_20_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354cm" draw:shadow="visible"/>
    </style:style>
    <style:style style:name="gr20" style:family="graphic" style:parent-style-name="objectwithoutfill">
      <style:graphic-properties draw:marker-start="Arrow" draw:marker-end="Arrow" draw:fill="none" draw:textarea-vertical-align="middle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7pt" style:font-size-asian="7pt" style:font-size-complex="7pt"/>
    </style:style>
    <style:style style:name="P5" style:family="paragraph">
      <style:paragraph-properties fo:text-align="center"/>
      <style:text-properties fo:font-size="8.60000038146973pt" style:font-size-asian="8.60000038146973pt" style:font-size-complex="8.60000038146973pt"/>
    </style:style>
    <style:style style:name="P6" style:family="paragraph">
      <style:paragraph-properties fo:text-align="center"/>
      <style:text-properties fo:text-shadow="none"/>
    </style:style>
    <style:style style:name="P7" style:family="paragraph">
      <style:paragraph-properties fo:margin-top="0.205cm" fo:margin-bottom="0.205cm" fo:text-align="start"/>
    </style:style>
    <style:style style:name="P8" style:family="paragraph">
      <style:paragraph-properties fo:margin-top="0.205cm" fo:margin-bottom="0.205cm" fo:text-align="start"/>
      <style:text-properties fo:font-size="9pt" fo:text-shadow="none" style:font-size-asian="9pt" style:font-size-complex="9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9pt" style:font-size-asian="9pt" style:font-size-complex="9pt"/>
    </style:style>
    <style:style style:name="P11" style:family="paragraph">
      <style:paragraph-properties fo:text-align="center"/>
      <style:text-properties style:font-name="Liberation Sans2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text-properties fo:font-size="6pt" style:font-size-asian="6pt" style:font-size-complex="6pt"/>
    </style:style>
    <style:style style:name="P14" style:family="paragraph">
      <style:paragraph-properties fo:text-align="center"/>
      <style:text-properties fo:font-size="6pt" style:font-size-asian="6pt" style:font-size-complex="6pt"/>
    </style:style>
    <style:style style:name="P15" style:family="paragraph">
      <style:text-properties fo:font-size="7pt" style:font-size-asian="7pt" style:font-size-complex="7pt"/>
    </style:style>
    <style:style style:name="P16" style:family="paragraph"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8.60000038146973pt" style:font-size-asian="8.60000038146973pt" style:font-size-complex="8.60000038146973pt"/>
    </style:style>
    <style:style style:name="T5" style:family="text">
      <style:text-properties fo:font-size="9pt" fo:text-shadow="none" style:font-size-asian="9pt" style:font-size-complex="9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62cm" svg:height="7.466cm" svg:x="2.54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948cm" svg:height="1.232cm" svg:x="6.096cm" svg:y="3.078cm">
          <text:p text:style-name="P1"><text:span text:style-name="T1">Input </text:span></text:p>
          <text:p text:style-name="P1"><text:span text:style-name="T1">coordin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1cm" svg:height="1.245cm" svg:x="6.096cm" svg:y="6.788cm">
          <text:p text:style-name="P1"><text:span text:style-name="T1">Output</text:span></text:p>
          <text:p text:style-name="P1"><text:span text:style-name="T1">check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.532cm" svg:y1="4.694cm" svg:x2="3.882cm" svg:y2="6.916cm" svg:d="M4532 4694c0 1666-650 556-650 2222" svg:viewBox="0 0 651 2223">
          <text:p/>
        </draw:connector>
        <draw:frame draw:style-name="gr5" draw:text-style-name="P3" draw:layer="layout" svg:width="1.852cm" svg:height="0.573cm" svg:x="2.651cm" svg:y="4.84cm">
          <draw:text-box>
            <text:p><text:span text:style-name="T2">tab_send()</text:span></text:p>
          </draw:text-box>
        </draw:frame>
        <draw:custom-shape draw:style-name="gr6" draw:text-style-name="P2" draw:layer="layout" svg:width="0.625cm" svg:height="0.308cm" svg:x="0.121cm" svg:y="7.341cm">
          <text:p text:style-name="P1"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625cm" svg:height="0.308cm" svg:x="7.624cm" svg:y="5.361cm">
          <text:p text:style-name="P1"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625cm" svg:height="0.308cm" svg:x="8.22cm" svg:y="5.364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8.824cm" svg:y="5.361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1.226cm" svg:height="0.809cm" svg:x="9.957cm" svg:y="3.652cm">
          <draw:text-box>
            <text:p text:style-name="P1"><text:span text:style-name="T3">RDMA</text:span></text:p>
            <text:p text:style-name="P1"><text:span text:style-name="T3">QP</text:span></text:p>
          </draw:text-box>
        </draw:frame>
        <draw:frame draw:style-name="gr9" draw:text-style-name="P5" draw:layer="layout" svg:width="1.958cm" svg:height="0.945cm" svg:x="5.242cm" svg:y="5.037cm">
          <draw:text-box>
            <text:p text:style-name="P1"><text:span text:style-name="T4">consensus</text:span></text:p>
            <text:p text:style-name="P1"><text:span text:style-name="T4">log</text:span></text:p>
          </draw:text-box>
        </draw:frame>
        <draw:custom-shape draw:style-name="gr10" draw:text-style-name="P6" draw:layer="layout" svg:width="2.677cm" svg:height="7.366cm" draw:transform="skewX (0.00872664625997164) rotate (0.00558505360638185) translate (10.985cm 1.427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881cm" svg:height="1.35cm" svg:x="11.125cm" svg:y="1.632cm">
          <text:p text:style-name="P7"><text:span text:style-name="T5">Checkpoint &amp;restore</text:span></text:p>
          <text:p text:style-name="P7"><text:span text:style-name="T5">guard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3.226cm" svg:height="1.245cm" svg:x="11.122cm" svg:y="3.063cm">
          <text:p text:style-name="P9"><text:span text:style-name="T1">Input</text:span></text:p>
          <text:p text:style-name="P9"><text:span text:style-name="T1">coordinator 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9.144cm" svg:y1="2.12cm" svg:x2="11.125cm" svg:y2="2.12cm">
          <text:p/>
        </draw:line>
        <draw:custom-shape draw:style-name="gr3" draw:text-style-name="P10" draw:layer="layout" svg:width="3.226cm" svg:height="1.245cm" svg:x="11.122cm" svg:y="6.766cm">
          <text:p text:style-name="P9"><text:span text:style-name="T1">Output</text:span></text:p>
          <text:p text:style-name="P9"><text:span text:style-name="T1">checker</text:span>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9.554cm" svg:y1="7.25cm" svg:x2="9.554cm" svg:y2="7.25cm">
          <text:p/>
        </draw:line>
        <draw:frame draw:style-name="gr14" draw:text-style-name="P4" draw:layer="layout" svg:width="1.226cm" svg:height="0.809cm" svg:x="9.957cm" svg:y="7.35cm">
          <draw:text-box>
            <text:p text:style-name="P1"><text:span text:style-name="T3">RDMA</text:span></text:p>
            <text:p text:style-name="P1"><text:span text:style-name="T3">QP</text:span></text:p>
          </draw:text-box>
        </draw:frame>
        <draw:line draw:style-name="gr13" draw:text-style-name="P11" draw:layer="layout" svg:x1="9.55cm" svg:y1="4.252cm" svg:x2="9.55cm" svg:y2="4.252cm">
          <text:p/>
        </draw:line>
        <draw:custom-shape draw:style-name="gr15" draw:text-style-name="P1" draw:layer="layout" svg:width="1.524cm" svg:height="0.254cm" svg:x="9.798cm" svg:y="3.49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.524cm" svg:height="0.254cm" svg:x="9.799cm" svg:y="7.1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" draw:layer="layout" svg:width="2.686cm" svg:height="3.556cm" svg:x="2.648cm" svg:y="3.556cm">
          <text:p text:style-name="P1"><text:span text:style-name="T1">Qemu I/O</text:span></text:p>
          <text:p text:style-name="P1"><text:span text:style-name="T1">(User Sp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294cm" svg:height="0.53cm" svg:x="9.481cm" svg:y="2.12cm">
          <draw:text-box>
            <text:p text:style-name="P1"><text:span text:style-name="T3">TCP/IP</text:span></text:p>
          </draw:text-box>
        </draw:frame>
        <draw:custom-shape draw:style-name="gr3" draw:text-style-name="P2" draw:layer="layout" svg:width="0.625cm" svg:height="0.308cm" svg:x="9.425cm" svg:y="5.363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625cm" svg:height="0.308cm" svg:x="11.122cm" svg:y="5.36cm">
          <text:p text:style-name="P1"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625cm" svg:height="0.308cm" svg:x="11.725cm" svg:y="5.363cm">
          <text:p text:style-name="P1"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625cm" svg:height="0.308cm" svg:x="12.326cm" svg:y="5.365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2" draw:layer="layout" svg:x1="7.112cm" svg:y1="4.31cm" svg:x2="7.366cm" svg:y2="5.358cm">
          <text:p/>
        </draw:line>
        <draw:line draw:style-name="gr17" draw:text-style-name="P12" draw:layer="layout" svg:x1="8.957cm" svg:y1="4.31cm" svg:x2="9.211cm" svg:y2="5.358cm">
          <text:p/>
        </draw:line>
        <draw:line draw:style-name="gr17" draw:text-style-name="P12" draw:layer="layout" svg:x1="7.757cm" svg:y1="4.31cm" svg:x2="8.011cm" svg:y2="5.358cm">
          <text:p/>
        </draw:line>
        <draw:line draw:style-name="gr17" draw:text-style-name="P12" draw:layer="layout" svg:x1="7.874cm" svg:y1="6.788cm" svg:x2="8.536cm" svg:y2="5.672cm">
          <text:p/>
        </draw:line>
        <draw:frame draw:style-name="gr18" draw:text-style-name="P13" draw:layer="layout" svg:width="1.27cm" svg:height="0.493cm" svg:x="8.136cm" svg:y="5.926cm">
          <draw:text-box>
            <text:p><text:span text:style-name="T6">append</text:span></text:p>
          </draw:text-box>
        </draw:frame>
        <draw:frame draw:style-name="gr18" draw:text-style-name="P13" draw:layer="layout" svg:width="1.27cm" svg:height="0.493cm" svg:x="7.036cm" svg:y="4.527cm">
          <draw:text-box>
            <text:p><text:span text:style-name="T6">append</text:span></text:p>
          </draw:text-box>
        </draw:frame>
        <draw:frame draw:style-name="gr18" draw:text-style-name="P13" draw:layer="layout" svg:width="1.27cm" svg:height="0.493cm" svg:x="8.836cm" svg:y="4.527cm">
          <draw:text-box>
            <text:p><text:span text:style-name="T6">append</text:span></text:p>
          </draw:text-box>
        </draw:frame>
        <draw:line draw:style-name="gr17" draw:text-style-name="P12" draw:layer="layout" svg:x1="12.102cm" svg:y1="4.31cm" svg:x2="11.43cm" svg:y2="5.364cm">
          <text:p/>
        </draw:line>
        <draw:frame draw:style-name="gr18" draw:text-style-name="P13" draw:layer="layout" svg:width="1.27cm" svg:height="0.493cm" svg:x="10.836cm" svg:y="4.528cm">
          <draw:text-box>
            <text:p><text:span text:style-name="T6">append</text:span></text:p>
          </draw:text-box>
        </draw:frame>
        <draw:line draw:style-name="gr17" draw:text-style-name="P14" draw:layer="layout" svg:x1="3.882cm" svg:y1="5.08cm" svg:x2="6.096cm" svg:y2="3.84cm">
          <text:p/>
        </draw:line>
        <draw:line draw:style-name="gr17" draw:text-style-name="P14" draw:layer="layout" svg:x1="4.826cm" svg:y1="6.126cm" svg:x2="6.096cm" svg:y2="7.142cm">
          <text:p/>
        </draw:line>
        <draw:frame draw:style-name="gr18" draw:text-style-name="P15" draw:layer="layout" svg:width="2.24cm" svg:height="0.809cm" svg:x="0.554cm" svg:y="7.158cm">
          <draw:text-box>
            <text:p><text:span text:style-name="T3">incoming</text:span></text:p>
            <text:p><text:span text:style-name="T3">network packet</text:span></text:p>
          </draw:text-box>
        </draw:frame>
        <draw:custom-shape draw:style-name="gr3" draw:text-style-name="P2" draw:layer="layout" svg:width="0.625cm" svg:height="0.308cm" svg:x="7.022cm" svg:y="5.36cm">
          <text:p text:style-name="P1"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625cm" svg:height="0.308cm" svg:x="0.123cm" svg:y="7.999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5" draw:layer="layout" svg:width="2.038cm" svg:height="0.53cm" svg:x="0.556cm" svg:y="7.899cm">
          <draw:text-box>
            <text:p><text:span text:style-name="T3">output hash</text:span></text:p>
          </draw:text-box>
        </draw:frame>
        <draw:frame draw:style-name="gr18" draw:text-style-name="P16" draw:layer="layout" svg:width="2.032cm" svg:height="0.729cm" svg:x="2.44cm" svg:y="0.762cm">
          <draw:text-box>
            <text:p><text:span text:style-name="T7">Leader</text:span></text:p>
          </draw:text-box>
        </draw:frame>
        <draw:frame draw:style-name="gr18" draw:text-style-name="P16" draw:layer="layout" svg:width="2.014cm" svg:height="0.729cm" svg:x="10.84cm" svg:y="0.763cm">
          <draw:text-box>
            <text:p><text:span text:style-name="T7">Backup</text:span></text:p>
          </draw:text-box>
        </draw:frame>
        <draw:frame draw:style-name="gr19" draw:text-style-name="P3" draw:layer="layout" svg:width="2.153cm" svg:height="0.573cm" svg:x="3.253cm" svg:y="5.742cm">
          <draw:text-box>
            <text:p><text:span text:style-name="T2">tab_receive()</text:span></text:p>
          </draw:text-box>
        </draw:frame>
        <draw:custom-shape draw:style-name="gr11" draw:text-style-name="P8" draw:layer="layout" svg:width="3.048cm" svg:height="1.346cm" svg:x="6.096cm" svg:y="1.628cm">
          <text:p text:style-name="P7"><text:span text:style-name="T5">Checkpoint &amp;restore</text:span></text:p>
          <text:p text:style-name="P7"><text:span text:style-name="T5">guard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686cm" svg:height="1.484cm" svg:x="2.648cm" svg:y="1.64cm">
          <text:p text:style-name="P1"><text:span text:style-name="T1">V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032cm" svg:height="0.654cm" svg:x="3.048cm" svg:y="2.24cm">
          <text:p text:style-name="P1"><text:span text:style-name="T1">Guest OS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4.01cm" svg:y1="2.594cm" svg:x2="4.01cm" svg:y2="3.864cm">
          <text:p/>
        </draw:line>
        <draw:connector draw:style-name="gr4" draw:text-style-name="P1" draw:layer="layout" draw:type="curve" svg:x1="3.632cm" svg:y1="4.694cm" svg:x2="2.982cm" svg:y2="6.916cm" svg:d="M3632 4694c0 1666-650 556-650 2222" svg:viewBox="0 0 651 2223">
          <text:p/>
        </draw:connector>
        <presentation:notes draw:style-name="dp2">
          <draw:page-thumbnail draw:style-name="gr2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8H51M50S</meta:editing-duration>
    <meta:editing-cycles>68</meta:editing-cycles>
    <meta:generator>LibreOffice/4.2.8.2$Linux_X86_64 LibreOffice_project/420m0$Build-2</meta:generator>
    <dc:date>2016-06-23T14:35:16.136810923</dc:date>
    <meta:document-statistic meta:object-count="73"/>
  </office:meta>
</office:document-meta>
</file>